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794c" officeooo:paragraph-rsid="001d794c"/>
    </style:style>
    <style:style style:name="P2" style:family="paragraph" style:parent-style-name="Standard">
      <style:text-properties officeooo:rsid="001e6089" officeooo:paragraph-rsid="001e6089"/>
    </style:style>
    <style:style style:name="P3" style:family="paragraph" style:parent-style-name="Standard">
      <style:text-properties officeooo:rsid="002104d8" officeooo:paragraph-rsid="002104d8"/>
    </style:style>
    <style:style style:name="T1" style:family="text">
      <style:text-properties officeooo:rsid="002015ba"/>
    </style:style>
    <style:style style:name="T2" style:family="text">
      <style:text-properties fo:font-size="16pt" fo:font-weight="bold" style:font-size-asian="16pt" style:font-weight-asian="bold" style:font-size-complex="16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et neutrality </text:span><text:line-break/></text:p>
      <text:p text:style-name="P1">Different definitions everywhere you go.</text:p>
      <text:p text:style-name="P1">EFF/ FCC</text:p>
      <text:p text:style-name="P1"><text:tab/>-No blocking</text:p>
      <text:p text:style-name="P1"><text:tab/>-No Throtiling </text:p>
      <text:p text:style-name="P1"><text:tab/>-NO paid priotization </text:p>
      <text:p text:style-name="P1"/>
      <text:p text:style-name="P1">Service prodiver/ user agreement (will clearify for you) </text:p>
      <text:p text:style-name="P1">reason for not to be net neutral – some things ARE more important (autonomous vehicals – medical applications) IE IOT does not support net neutrailty but the rest of the world does. IOT and telemedicine can go out and buy better bandwidth and therefore it shouldnt affect net neutrality</text:p>
      <text:p text:style-name="P1"/>
      <text:p text:style-name="P1">If i dont use a service should i have to pay for the isps’ to upgrade so that everyone else can use that service.<text:line-break/><text:line-break/>History of Net Neutrailty</text:p>
      <text:p text:style-name="P1"><text:tab/>-Back in early 2000</text:p>
      <text:p text:style-name="P2">Forget politics – purly congesture – <text:span text:style-name="T1">Classes of traffiic need prioities</text:span></text:p>
      <text:p text:style-name="P2"><text:tab/>- <text:span text:style-name="T1">Not paid priotization – but yes to possible priotiziagion</text:span></text:p>
      <text:p text:style-name="P2"><text:tab/>- <text:s/><text:span text:style-name="T1">3 things</text:span></text:p>
      <text:p text:style-name="P2"><text:tab/><text:tab/>-<text:span text:style-name="T1">Not everyone on the internet will agree</text:span><text:tab/></text:p>
      <text:p text:style-name="P2"><text:tab/><text:tab/><text:tab/>- <text:span text:style-name="T1">not all the isps will treat your information the same so whats the point</text:span></text:p>
      <text:p text:style-name="P2"><text:tab/><text:tab/>- <text:span text:style-name="T1">fairness – only on your internet provider</text:span></text:p>
      <text:p text:style-name="P2"><text:tab/><text:tab/><text:tab/>- <text:span text:style-name="T1">under net neutrality you can still pay for better bandwidth</text:span></text:p>
      <text:p text:style-name="P2"><text:tab/><text:tab/><text:tab/>- <text:span text:style-name="T1">if i am paying more why should my neighbors traffic be priotized over mine</text:span></text:p>
      <text:p text:style-name="P2"><text:tab/><text:tab/><text:tab/>- <text:span text:style-name="T1">i might not notice the difference but i am paying for a service so why should <text:tab/><text:tab/><text:tab/>i be in a worse situation </text:span></text:p>
      <text:p text:style-name="P2"><text:tab/><text:tab/>-<text:span text:style-name="T1">requireds the internet provider to classify the traffic – but we are trying to encryt the <text:tab/><text:tab/>internet but if all the traffic is encryted it becomes much more difficult</text:span></text:p>
      <text:p text:style-name="P2"><text:tab/><text:tab/>- <text:span text:style-name="T1">not convinced that internet providers are actually struggling given the massive <text:tab/><text:tab/><text:tab/>profits they are making. They should look at improving their servoce first.</text:span></text:p>
      <text:p text:style-name="P2"/>
      <text:p text:style-name="P2"/>
      <text:p text:style-name="P2"/>
      <text:p text:style-name="P3">I can pay more for better internet but the providers shoud not be priotizing websites because THEY pay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1:51:18.285318395</meta:creation-date>
    <meta:editing-duration>PT35S</meta:editing-duration>
    <meta:editing-cycles>2</meta:editing-cycles>
    <meta:generator>LibreOffice/5.4.6.2$Linux_X86_64 LibreOffice_project/40m0$Build-2</meta:generator>
    <dc:date>2018-05-01T11:51:40.505691250</dc:date>
    <meta:document-statistic meta:table-count="0" meta:image-count="0" meta:object-count="0" meta:page-count="1" meta:paragraph-count="22" meta:word-count="273" meta:character-count="1621" meta:non-whitespace-character-count="1320"/>
  </office:meta>
</office:document-meta>
</file>